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co5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65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2673in"/>
    </style:style>
    <style:style style:name="co10" style:family="table-column">
      <style:table-column-properties fo:break-before="auto" style:column-width="0.2354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bura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a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bir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or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ait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o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uripu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uoom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ky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or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zaam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r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atora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eera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uta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iruda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urinp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aku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ar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ru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i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on'yu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'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ner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ze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an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p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marro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atte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e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jj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ur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ei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koop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raia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paid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iraf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bi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jj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eir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k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ate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ik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ai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resan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uz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uran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o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uroo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ien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ei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ein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sur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bure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en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jinisu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kk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u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a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o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チーム・カノン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a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o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ukopi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yans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apurik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ji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ii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un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ya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c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emu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u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ea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a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k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kur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r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suur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u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e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ru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k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kura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yara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ri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k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apur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ihi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ek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ii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aw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h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p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urins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u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chuu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if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iit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uuz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aako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h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ch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aky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urach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チームマサト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ruz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e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en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bi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a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a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Shige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Inu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Mura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Noji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At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Taka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fado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Geno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2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4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6-07T16:35:42.497755145</dc:date>
    <meta:editing-duration>P1DT26M16S</meta:editing-duration>
    <meta:editing-cycles>220</meta:editing-cycles>
    <meta:generator>LibreOffice/7.3.7.2$Linux_X86_64 LibreOffice_project/30$Build-2</meta:generator>
    <meta:document-statistic meta:table-count="3" meta:cell-count="12012" meta:object-count="0"/>
  </office:meta>
</office:document-meta>
</file>